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">
      <style:table-properties style:width="17cm" style:page-number="auto" fo:break-before="auto" fo:break-after="auto" table:align="left" fo:keep-with-next="auto"/>
    </style:style>
    <style:style style:name="Tabla1.A" style:family="table-column">
      <style:table-column-properties style:column-width="3.53cm"/>
    </style:style>
    <style:style style:name="Tabla1.B" style:family="table-column">
      <style:table-column-properties style:column-width="5.334cm"/>
    </style:style>
    <style:style style:name="Tabla1.C" style:family="table-column">
      <style:table-column-properties style:column-width="8.137cm"/>
    </style:style>
    <style:style style:name="Tab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  <style:text-properties fo:color="#1b1c1d" loext:opacity="100%" style:font-name="Google Sans Tex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 fo:keep-with-next="auto"/>
    </style:style>
    <style:style style:name="P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7" style:family="paragraph" style:parent-style-name="Preformatted_20_Text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8" style:family="paragraph" style:parent-style-name="Text_20_body" style:list-style-name="L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T1" style:family="text">
      <style:text-properties fo:color="#1b1c1d" loext:opacity="100%" style:font-name="Google Sans Text"/>
    </style:style>
    <style:style style:name="T2" style:family="text">
      <style:text-properties fo:color="#575b5f" loext:opacity="100%" style:font-name="Google Sans Text" loext:padding="0cm" loext:border="none"/>
    </style:style>
    <style:style style:name="T3" style:family="text">
      <style:text-properties fo:color="#1b1c1d" loext:opacity="100%" style:font-name="Google Sans Text" fo:font-style="italic" loext:padding="0cm" loext:border="none"/>
    </style:style>
    <style:style style:name="T4" style:family="text">
      <style:text-properties fo:color="#1b1c1d" loext:opacity="100%" style:font-name="Google Sans Text" style:font-name-asian="Google Sans Text" style:font-name-complex="Google Sans Text"/>
    </style:style>
    <style:style style:name="T5" style:family="text">
      <style:text-properties fo:color="#575b5f" loext:opacity="100%" style:font-name="Google Sans Text" fo:font-weight="bold" loext:padding="0cm" loext:border="none"/>
    </style:style>
    <style:style style:name="T6" style:family="text">
      <style:text-properties fo:color="#1b1c1d" loext:opacity="100%" style:font-name="Google Sans Text" fo:font-weight="bold" style:font-name-asian="Google Sans Text" style:font-name-complex="Google Sans Text" loext:padding="0cm" loext:border="none"/>
    </style:style>
    <style:style style:name="T7" style:family="text">
      <style:text-properties fo:font-variant="normal" fo:text-transform="none" fo:color="#575b5f" loext:opacity="100%" style:font-name="Google Sans Text" fo:font-size="10.5pt" fo:font-style="normal" fo:font-weight="normal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s campos de </text:span><text:span text:style-name="Source_20_Text"><text:span text:style-name="T2">OnCalendar</text:span></text:span><text:span text:style-name="T1"> en un </text:span><text:span text:style-name="T3">timer</text:span><text:span text:style-name="T1"> de </text:span><text:span text:style-name="Source_20_Text"><text:span text:style-name="T2">systemd</text:span></text:span><text:span text:style-name="T1"> se utilizan para definir un evento de calendario recurrente que activará un servicio. La sintaxis se basa en el formato </text:span><text:span text:style-name="Source_20_Text"><text:span text:style-name="T2">DíaDeLaSemana Año-Mes-Día Hora:Minuto:Segundo</text:span></text:span><text:span text:style-name="T1">. Se pueden usar asteriscos (</text:span><text:span text:style-name="Source_20_Text"><text:span text:style-name="T2">*</text:span></text:span><text:span text:style-name="T1">) como comodines y comas (</text:span><text:span text:style-name="Source_20_Text"><text:span text:style-name="T2">,</text:span></text:span><text:span text:style-name="T1">) para listar múltiples valores, dos puntos (</text:span><text:span text:style-name="Source_20_Text"><text:span text:style-name="T2">..</text:span></text:span><text:span text:style-name="T1">) para rangos, y una barra (</text:span><text:span text:style-name="Source_20_Text"><text:span text:style-name="T2">/</text:span></text:span><text:span text:style-name="T1">) para repeticiones.</text:span></text:p>
      <text:section text:style-name="Sect1" text:name="model-response-message-contentr_d6338e3c745a84b4">
        <text:p text:style-name="P2">A continuación se detallan los campos:</text:p>
        <text:h text:style-name="P3" text:outline-level="3">Formato y Campos</text:h>
        <text:p text:style-name="P1"><text:span text:style-name="T1">El formato general es: </text:span><text:span text:style-name="Source_20_Text"><text:span text:style-name="T2">DíaDeLaSemana Año-Mes-Día HH:MM:SS</text:span></text:span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P4">Campo<text:span text:style-name="T4"/></text:p>
              </table:table-cell>
              <table:table-cell table:style-name="Tabla1.A1" office:value-type="string">
                <text:p text:style-name="P4">Descripción<text:span text:style-name="T4"/></text:p>
              </table:table-cell>
              <table:table-cell table:style-name="Tabla1.A1" office:value-type="string">
                <text:p text:style-name="P4">Valores de Ejemplo<text:span text:style-name="T4"/></text:p>
              </table:table-cell>
            </table:table-row>
          </table:table-header-rows>
          <table:table-row>
            <table:table-cell table:style-name="Tabla1.A1" office:value-type="string">
              <text:p text:style-name="P5"><text:span text:style-name="Source_20_Text"><text:span text:style-name="T5">DíaDeLaSemana</text:span></text:span><text:span text:style-name="T6"/></text:p>
            </table:table-cell>
            <table:table-cell table:style-name="Tabla1.A1" office:value-type="string">
              <text:p text:style-name="P4">El día de la semana.<text:span text:style-name="T4"/></text:p>
            </table:table-cell>
            <table:table-cell table:style-name="Tabla1.A1" office:value-type="string">
              <text:p text:style-name="P5"><text:span text:style-name="Source_20_Text"><text:span text:style-name="T2">Mon</text:span></text:span><text:span text:style-name="T1">, </text:span><text:span text:style-name="Source_20_Text"><text:span text:style-name="T2">Tue</text:span></text:span><text:span text:style-name="T1">, </text:span><text:span text:style-name="Source_20_Text"><text:span text:style-name="T2">Wed</text:span></text:span><text:span text:style-name="T1">, </text:span><text:span text:style-name="Source_20_Text"><text:span text:style-name="T2">Thu</text:span></text:span><text:span text:style-name="T1">, </text:span><text:span text:style-name="Source_20_Text"><text:span text:style-name="T2">Fri</text:span></text:span><text:span text:style-name="T1">, </text:span><text:span text:style-name="Source_20_Text"><text:span text:style-name="T2">Sat</text:span></text:span><text:span text:style-name="T1">, </text:span><text:span text:style-name="Source_20_Text"><text:span text:style-name="T2">Sun</text:span></text:span><text:span text:style-name="T1">. Se puede usar </text:span><text:span text:style-name="Source_20_Text"><text:span text:style-name="T2">*</text:span></text:span><text:span text:style-name="T1">.</text:span></text:p>
            </table:table-cell>
          </table:table-row>
          <table:table-row>
            <table:table-cell table:style-name="Tabla1.A1" office:value-type="string">
              <text:p text:style-name="P5"><text:span text:style-name="Source_20_Text"><text:span text:style-name="T5">Año</text:span></text:span><text:span text:style-name="T6"/></text:p>
            </table:table-cell>
            <table:table-cell table:style-name="Tabla1.A1" office:value-type="string">
              <text:p text:style-name="P4">El año.<text:span text:style-name="T4"/></text:p>
            </table:table-cell>
            <table:table-cell table:style-name="Tabla1.A1" office:value-type="string">
              <text:p text:style-name="P5"><text:span text:style-name="Source_20_Text"><text:span text:style-name="T2">2025</text:span></text:span><text:span text:style-name="T1">, </text:span><text:span text:style-name="Source_20_Text"><text:span text:style-name="T2">*</text:span></text:span><text:span text:style-name="T1">.</text:span></text:p>
            </table:table-cell>
          </table:table-row>
          <table:table-row>
            <table:table-cell table:style-name="Tabla1.A1" office:value-type="string">
              <text:p text:style-name="P5"><text:span text:style-name="Source_20_Text"><text:span text:style-name="T5">Mes</text:span></text:span><text:span text:style-name="T6"/></text:p>
            </table:table-cell>
            <table:table-cell table:style-name="Tabla1.A1" office:value-type="string">
              <text:p text:style-name="P4">El número del mes.<text:span text:style-name="T4"/></text:p>
            </table:table-cell>
            <table:table-cell table:style-name="Tabla1.A1" office:value-type="string">
              <text:p text:style-name="P5"><text:span text:style-name="Source_20_Text"><text:span text:style-name="T2">01</text:span></text:span><text:span text:style-name="T1"> a </text:span><text:span text:style-name="Source_20_Text"><text:span text:style-name="T2">12</text:span></text:span><text:span text:style-name="T1">, </text:span><text:span text:style-name="Source_20_Text"><text:span text:style-name="T2">*</text:span></text:span><text:span text:style-name="T1">.</text:span></text:p>
            </table:table-cell>
          </table:table-row>
          <table:table-row>
            <table:table-cell table:style-name="Tabla1.A1" office:value-type="string">
              <text:p text:style-name="P5"><text:span text:style-name="Source_20_Text"><text:span text:style-name="T5">Día</text:span></text:span><text:span text:style-name="T6"/></text:p>
            </table:table-cell>
            <table:table-cell table:style-name="Tabla1.A1" office:value-type="string">
              <text:p text:style-name="P4">El número del día del mes.<text:span text:style-name="T4"/></text:p>
            </table:table-cell>
            <table:table-cell table:style-name="Tabla1.A1" office:value-type="string">
              <text:p text:style-name="P5"><text:span text:style-name="Source_20_Text"><text:span text:style-name="T2">01</text:span></text:span><text:span text:style-name="T1"> a </text:span><text:span text:style-name="Source_20_Text"><text:span text:style-name="T2">31</text:span></text:span><text:span text:style-name="T1">, </text:span><text:span text:style-name="Source_20_Text"><text:span text:style-name="T2">*</text:span></text:span><text:span text:style-name="T1">.</text:span></text:p>
            </table:table-cell>
          </table:table-row>
          <table:table-row>
            <table:table-cell table:style-name="Tabla1.A1" office:value-type="string">
              <text:p text:style-name="P5"><text:span text:style-name="Source_20_Text"><text:span text:style-name="T5">Hora</text:span></text:span><text:span text:style-name="T6"/></text:p>
            </table:table-cell>
            <table:table-cell table:style-name="Tabla1.A1" office:value-type="string">
              <text:p text:style-name="P4">La hora en formato de 24 horas.<text:span text:style-name="T4"/></text:p>
            </table:table-cell>
            <table:table-cell table:style-name="Tabla1.A1" office:value-type="string">
              <text:p text:style-name="P5"><text:span text:style-name="Source_20_Text"><text:span text:style-name="T2">00</text:span></text:span><text:span text:style-name="T1"> a </text:span><text:span text:style-name="Source_20_Text"><text:span text:style-name="T2">23</text:span></text:span><text:span text:style-name="T1">, </text:span><text:span text:style-name="Source_20_Text"><text:span text:style-name="T2">*</text:span></text:span><text:span text:style-name="T1">.</text:span></text:p>
            </table:table-cell>
          </table:table-row>
          <table:table-row>
            <table:table-cell table:style-name="Tabla1.A1" office:value-type="string">
              <text:p text:style-name="P5"><text:span text:style-name="Source_20_Text"><text:span text:style-name="T5">Minuto</text:span></text:span><text:span text:style-name="T6"/></text:p>
            </table:table-cell>
            <table:table-cell table:style-name="Tabla1.A1" office:value-type="string">
              <text:p text:style-name="P4">El minuto.<text:span text:style-name="T4"/></text:p>
            </table:table-cell>
            <table:table-cell table:style-name="Tabla1.A1" office:value-type="string">
              <text:p text:style-name="P5"><text:span text:style-name="Source_20_Text"><text:span text:style-name="T2">00</text:span></text:span><text:span text:style-name="T1"> a </text:span><text:span text:style-name="Source_20_Text"><text:span text:style-name="T2">59</text:span></text:span><text:span text:style-name="T1">, </text:span><text:span text:style-name="Source_20_Text"><text:span text:style-name="T2">*</text:span></text:span><text:span text:style-name="T1">. Por defecto es </text:span><text:span text:style-name="Source_20_Text"><text:span text:style-name="T2">:00</text:span></text:span><text:span text:style-name="T1"> si se omite.</text:span></text:p>
            </table:table-cell>
          </table:table-row>
          <table:table-row>
            <table:table-cell table:style-name="Tabla1.A1" office:value-type="string">
              <text:p text:style-name="P5"><text:span text:style-name="Source_20_Text"><text:span text:style-name="T5">Segundo</text:span></text:span><text:span text:style-name="T6"/></text:p>
            </table:table-cell>
            <table:table-cell table:style-name="Tabla1.A1" office:value-type="string">
              <text:p text:style-name="P4">El segundo.<text:span text:style-name="T4"/></text:p>
            </table:table-cell>
            <table:table-cell table:style-name="Tabla1.A1" office:value-type="string">
              <text:p text:style-name="P5"><text:span text:style-name="Source_20_Text"><text:span text:style-name="T2">00</text:span></text:span><text:span text:style-name="T1"> a </text:span><text:span text:style-name="Source_20_Text"><text:span text:style-name="T2">59</text:span></text:span><text:span text:style-name="T1">, </text:span><text:span text:style-name="Source_20_Text"><text:span text:style-name="T2">*</text:span></text:span><text:span text:style-name="T1">. Por defecto es </text:span><text:span text:style-name="Source_20_Text"><text:span text:style-name="T2">:00</text:span></text:span><text:span text:style-name="T1"> si se omite.</text:span></text:p>
            </table:table-cell>
          </table:table-row>
        </table:table>
        <text:p text:style-name="Horizontal_20_Line"/>
        <text:h text:style-name="P3" text:outline-level="3">Ejemplos Prácticos</text:h>
        <text:list text:style-name="L1">
          <text:list-item>
            <text:p text:style-name="P6">Ejecutar un script todos los días a las 3 AM:</text:p>
            <text:p text:style-name="P7"><text:span text:style-name="Source_20_Text"><text:span text:style-name="T7">OnCalendar=*-*-* 03:00:00</text:span></text:span></text:p>
            <text:p text:style-name="P8">O de forma abreviada:</text:p>
            <text:p text:style-name="P7"><text:span text:style-name="Source_20_Text"><text:span text:style-name="T7">OnCalendar=daily</text:span></text:span></text:p>
          </text:list-item>
          <text:list-item>
            <text:p text:style-name="P6">Ejecutar una tarea el primer día de cada mes a mediodía:</text:p>
            <text:p text:style-name="P7"><text:span text:style-name="Source_20_Text"><text:span text:style-name="T7">OnCalendar=*-*-01 12:00:00</text:span></text:span></text:p>
          </text:list-item>
          <text:list-item>
            <text:p text:style-name="P6">Ejecutar cada lunes a las 8:30 PM:</text:p>
            <text:p text:style-name="P7"><text:span text:style-name="Source_20_Text"><text:span text:style-name="T7">OnCalendar=Mon *-*-* 20:30:00</text:span></text:span></text:p>
          </text:list-item>
          <text:list-item>
            <text:p text:style-name="P6">Ejecutar cada 15 minutos:</text:p>
            <text:p text:style-name="P7"><text:span text:style-name="Source_20_Text"><text:span text:style-name="T7">OnCalendar=*:0/15</text:span></text:span></text:p>
          </text:list-item>
        </text:list>
        <text:p text:style-name="P1"><text:span text:style-name="T1">Además de la sintaxis detallada, </text:span><text:span text:style-name="Source_20_Text"><text:span text:style-name="T2">systemd</text:span></text:span><text:span text:style-name="T1"> ofrece alias de tiempo para mayor comodidad, como </text:span><text:span text:style-name="Source_20_Text"><text:span text:style-name="T2">minutely</text:span></text:span><text:span text:style-name="T1">, </text:span><text:span text:style-name="Source_20_Text"><text:span text:style-name="T2">hourly</text:span></text:span><text:span text:style-name="T1">, </text:span><text:span text:style-name="Source_20_Text"><text:span text:style-name="T2">daily</text:span></text:span><text:span text:style-name="T1">, </text:span><text:span text:style-name="Source_20_Text"><text:span text:style-name="T2">monthly</text:span></text:span><text:span text:style-name="T1">, </text:span><text:span text:style-name="Source_20_Text"><text:span text:style-name="T2">weekly</text:span></text:span><text:span text:style-name="T1">, </text:span><text:span text:style-name="Source_20_Text"><text:span text:style-name="T2">yearly</text:span></text:span><text:span text:style-name="T1"> y </text:span><text:span text:style-name="Source_20_Text"><text:span text:style-name="T2">quarterly</text:span></text:span><text:span text:style-name="T1">.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2T12:57:00.117811800</meta:creation-date>
    <dc:date>2025-07-02T12:57:34.851536300</dc:date>
    <meta:editing-duration>PT34S</meta:editing-duration>
    <meta:editing-cycles>1</meta:editing-cycles>
    <meta:document-statistic meta:table-count="1" meta:image-count="0" meta:object-count="0" meta:page-count="1" meta:paragraph-count="40" meta:word-count="239" meta:character-count="1325" meta:non-whitespace-character-count="1136"/>
    <meta:generator>LibreOffice/25.2.4.3$Windows_X86_64 LibreOffice_project/33e196637044ead23f5c3226cde09b47731f7e27</meta:generator>
  </office:meta>
</office:document-meta>
</file>